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style:text-underline-style="solid" style:text-underline-width="auto" style:text-underline-color="font-color" fo:font-weight="bold" officeooo:rsid="001e1316" officeooo:paragraph-rsid="001e1316" style:font-size-asian="15.75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21a1c0" officeooo:paragraph-rsid="0021a1c0" style:font-size-asian="18pt" style:font-weight-asian="bold" style:font-size-complex="18pt" style:font-weight-complex="bold"/>
    </style:style>
    <style:style style:name="P3" style:family="paragraph" style:parent-style-name="Standard">
      <style:text-properties fo:font-size="12pt" style:text-underline-style="none" fo:font-weight="normal" officeooo:rsid="001e1316" officeooo:paragraph-rsid="001e1316"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ee98b" officeooo:paragraph-rsid="001ee98b"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f46cb" officeooo:paragraph-rsid="001f46cb"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12b53" officeooo:paragraph-rsid="00212b53"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1a1c0" officeooo:paragraph-rsid="0021a1c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292cb" officeooo:paragraph-rsid="002292cb"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3a0d1" officeooo:paragraph-rsid="0023a0d1" style:font-size-asian="10.5pt" style:font-weight-asian="normal" style:font-size-complex="12pt" style:font-weight-complex="normal"/>
    </style:style>
    <style:style style:name="P10" style:family="paragraph" style:parent-style-name="Standard">
      <style:text-properties fo:font-size="12pt" style:text-underline-style="none" fo:font-weight="bold" officeooo:rsid="0026dfec" officeooo:paragraph-rsid="0026dfec" style:font-size-asian="10.5pt" style:font-weight-asian="bold" style:font-size-complex="12pt" style:font-weight-complex="bold"/>
    </style:style>
    <style:style style:name="P11" style:family="paragraph" style:parent-style-name="Standard">
      <style:text-properties fo:font-size="12pt" style:text-underline-style="none" fo:font-weight="bold" officeooo:rsid="0027a115" officeooo:paragraph-rsid="0027a115" style:font-size-asian="10.5pt" style:font-weight-asian="bold" style:font-size-complex="12pt" style:font-weight-complex="bold"/>
    </style:style>
    <style:style style:name="P12" style:family="paragraph" style:parent-style-name="Standard" style:list-style-name="L1">
      <style:text-properties fo:font-size="12pt" style:text-underline-style="none" fo:font-weight="bold" officeooo:rsid="0027a115" officeooo:paragraph-rsid="0027a115" style:font-size-asian="10.5pt" style:font-weight-asian="bold" style:font-size-complex="12pt" style:font-weight-complex="bold"/>
    </style:style>
    <style:style style:name="P13" style:family="paragraph" style:parent-style-name="Standard">
      <style:text-properties fo:font-size="12pt" style:text-underline-style="none" fo:font-weight="bold" officeooo:rsid="00298f7b" officeooo:paragraph-rsid="00298f7b" style:font-size-asian="10.5pt" style:font-weight-asian="bold" style:font-size-complex="12pt" style:font-weight-complex="bold"/>
    </style:style>
    <style:style style:name="P14" style:family="paragraph" style:parent-style-name="Standard">
      <style:text-properties fo:font-size="12pt" fo:font-style="normal" style:text-underline-style="none" fo:font-weight="normal" officeooo:rsid="002292cb" officeooo:paragraph-rsid="002292cb"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bold" officeooo:rsid="002c03f1" officeooo:paragraph-rsid="002c03f1"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style="normal" style:text-underline-style="none" fo:font-weight="bold" officeooo:rsid="002ce578" officeooo:paragraph-rsid="002ce578" style:font-size-asian="10.5pt" style:font-style-asian="normal" style:font-weight-asian="bold" style:font-size-complex="12pt" style:font-style-complex="normal" style:font-weight-complex="bold"/>
    </style:style>
    <style:style style:name="P17" style:family="paragraph" style:parent-style-name="Standard">
      <style:text-properties fo:font-size="12pt" fo:font-style="normal" style:text-underline-style="none" fo:font-weight="bold" officeooo:rsid="002e1aba" officeooo:paragraph-rsid="002e1aba" style:font-size-asian="10.5pt" style:font-style-asian="normal" style:font-weight-asian="bold" style:font-size-complex="12pt" style:font-style-complex="normal" style:font-weight-complex="bold"/>
    </style:style>
    <style:style style:name="P18" style:family="paragraph" style:parent-style-name="Standard">
      <style:text-properties fo:font-size="12pt" fo:font-style="normal" style:text-underline-style="none" fo:font-weight="bold" officeooo:rsid="002e584b" officeooo:paragraph-rsid="002e584b" style:font-size-asian="10.5pt" style:font-style-asian="normal" style:font-weight-asian="bold" style:font-size-complex="12pt" style:font-style-complex="normal" style:font-weight-complex="bold"/>
    </style:style>
    <style:style style:name="P19" style:family="paragraph" style:parent-style-name="Standard">
      <style:text-properties fo:font-size="12pt" fo:font-style="normal" style:text-underline-style="none" fo:font-weight="bold" officeooo:rsid="002f2633" officeooo:paragraph-rsid="002f2633" style:font-size-asian="10.5pt" style:font-style-asian="normal" style:font-weight-asian="bold" style:font-size-complex="12pt" style:font-style-complex="normal" style:font-weight-complex="bold"/>
    </style:style>
    <style:style style:name="P20" style:family="paragraph" style:parent-style-name="Standard">
      <style:text-properties fo:font-size="12pt" fo:font-style="italic" style:text-underline-style="none" fo:font-weight="bold" officeooo:rsid="00298f7b" officeooo:paragraph-rsid="00298f7b"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style:text-underline-style="none" fo:font-weight="bold" officeooo:rsid="002a0018" officeooo:paragraph-rsid="002a0018"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style:text-underline-style="none" fo:font-weight="bold" officeooo:rsid="002bb447" officeooo:paragraph-rsid="002bb447"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style:text-underline-style="none" fo:font-weight="bold" officeooo:rsid="002c03f1" officeooo:paragraph-rsid="002c03f1" style:font-size-asian="10.5pt" style:font-style-asian="italic" style:font-weight-asian="bold" style:font-size-complex="12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ce578"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exbox: Alignment</text:p>
      <text:p text:style-name="P1"/>
      <text:p text:style-name="P3">In this section I will learn:</text:p>
      <text:p text:style-name="P3"/>
      <text:p text:style-name="P3">- How to align items inside a flex container both vertically and horizontally</text:p>
      <text:p text:style-name="P3"/>
      <text:p text:style-name="P4">flex: 1; makes each item inside of a flexbox grow to fill all of the available space.</text:p>
      <text:p text:style-name="P4"/>
      <text:p text:style-name="P4">If you want the elements to stay the same width, but distribute themselves evenly/differently inside the container, you can add justify-content: space-between;</text:p>
      <text:p text:style-name="P4"/>
      <text:p text:style-name="P4">justify-content aligns items across the main axis. There are a few values that you can use within it.</text:p>
      <text:p text:style-name="P4">For example, using justify-content: center; will align the boxes in the center of the container.</text:p>
      <text:p text:style-name="P4"/>
      <text:p text:style-name="P5">Align-items aligns items across the cross axis. Justiy-content and align-items can be used to center items, or put them elsewhere.</text:p>
      <text:p text:style-name="P5"/>
      <text:p text:style-name="P6">GAP:</text:p>
      <text:p text:style-name="P6"/>
      <text:p text:style-name="P6">Setting gap on a flex container simply adds a specified space between the flex items, very similar to adding a margin to the items themselves. </text:p>
      <text:p text:style-name="P6"/>
      <text:p text:style-name="P2">ASSIGNMENT NOTES:</text:p>
      <text:p text:style-name="P7"/>
      <text:p text:style-name="P7">In flexbox, everything is based on the primary axis. The algorithm doesn’t care about vertical/horizontal, or even rows/columns. All of the rules are structured around this primary axis, and the cross axis that runs perpendicularly.</text:p>
      <text:p text:style-name="P7"/>
      <text:p text:style-name="P7">JUSTIFY-CONTENT is used to change how children are distributed along the primary axis.</text:p>
      <text:p text:style-name="P7"/>
      <text:p text:style-name="P7">When it comes to the primary axis, we don’t generally think in terms of aligning a single child. Instead, it’s all about the <text:span text:style-name="T1">distribution of the group.</text:span></text:p>
      <text:p text:style-name="P7"><text:span text:style-name="T1"/></text:p>
      <text:p text:style-name="P14">We can bunch up a bunch of items in a particular spot using flex-start, center, and flex-end.</text:p>
      <text:p text:style-name="P14">OR we can spread them apart with space-between, space-around, and space-evenly.</text:p>
      <text:p text:style-name="P7"><text:span text:style-name="T1"/></text:p>
      <text:p text:style-name="P8">ALIGN-ITEMS is used to change how you distribute items along the cross axis, but some things are a bit different then justify-content.</text:p>
      <text:p text:style-name="P8"/>
      <text:p text:style-name="P8">Align-items does share some of the same options with justify content, but not all of them.</text:p>
      <text:p text:style-name="P8"/>
      <text:p text:style-name="P8">The options they share are as follows : flex-start, center, flex-end</text:p>
      <text:p text:style-name="P8">The option unique to align-item are : stretch and baseline</text:p>
      <text:p text:style-name="P8"/>
      <text:p text:style-name="P8">ALIGN-SELF is the last one to go over. </text:p>
      <text:p text:style-name="P8"/>
      <text:p text:style-name="P9"><text:soft-page-break/>Align-self has all the same values as align-items. In fact, <text:span text:style-name="T5">they change the same exact thing. </text:span>Align-items is <text:span text:style-name="T1">syntactic sugar, </text:span><text:span text:style-name="T3">a convenient shorthand that automatically sets the alignment on all the children at once.</text:span></text:p>
      <text:p text:style-name="P9"><text:span text:style-name="T3"/></text:p>
      <text:p text:style-name="P9"><text:span text:style-name="T3">There is no justify-self though.</text:span></text:p>
      <text:p text:style-name="P9"><text:span text:style-name="T3"/></text:p>
      <text:p text:style-name="P10"><text:span text:style-name="T3">The fundamental difference between the primary/cross axis </text:span><text:span text:style-name="T4">is that when we are talking about the cross axis, each individual item can do whatever it wants. In the primary axis though, we can only think about how we are distributing the GROUP.</text:span></text:p>
      <text:p text:style-name="P10"><text:span text:style-name="T4"/></text:p>
      <text:p text:style-name="P11"><text:span text:style-name="T4">With this context, we can then define these alignment functions as such:</text:span></text:p>
      <text:p text:style-name="P11"><text:span text:style-name="T4"/></text:p>
      <text:list xml:id="list1317723871" text:style-name="L1">
        <text:list-item>
          <text:p text:style-name="P12"><text:span text:style-name="T4">justify – to position something along the </text:span><text:span text:style-name="T2">primary axis.</text:span></text:p>
        </text:list-item>
        <text:list-item>
          <text:p text:style-name="P12"><text:span text:style-name="T4">Align – to position something along the </text:span><text:span text:style-name="T2">cross axis.</text:span></text:p>
        </text:list-item>
        <text:list-item>
          <text:p text:style-name="P12"><text:span text:style-name="T4">Content – a group of “stuff” that can be distributed.</text:span></text:p>
        </text:list-item>
        <text:list-item>
          <text:p text:style-name="P12"><text:span text:style-name="T4">Items – single items that can be positioned individually.</text:span></text:p>
        </text:list-item>
      </text:list>
      <text:p text:style-name="P11"><text:span text:style-name="T4"/></text:p>
      <text:p text:style-name="P11"><text:span text:style-name="T4"/></text:p>
      <text:p text:style-name="P11"><text:span text:style-name="T4">In short, we have </text:span><text:span text:style-name="T3">justify-content </text:span><text:span text:style-name="T4">to control the distribution of the group along the primary axis, and we have </text:span><text:span text:style-name="T3"><text:s/>align-items </text:span><text:span text:style-name="T4">to position each item individually along the cross axis. These are the two </text:span><text:span text:style-name="T3">MAIN </text:span><text:span text:style-name="T4">properties we use to manage layout with flexbox.</text:span></text:p>
      <text:p text:style-name="P11"><text:span text:style-name="T4"/></text:p>
      <text:p text:style-name="P11"><text:span text:style-name="T4">There is no justify-items</text:span><text:span text:style-name="T3"> </text:span><text:span text:style-name="T4">for the same reason there is no justify-self; when it comes to the primary axis </text:span><text:span text:style-name="T2">we have to think of the items as a group, </text:span><text:span text:style-name="T4">as content that can be distributed.</text:span></text:p>
      <text:p text:style-name="P11"><text:span text:style-name="T4"/></text:p>
      <text:p text:style-name="P13"><text:span text:style-name="T4">HYPOTHETICAL SIZE:</text:span></text:p>
      <text:p text:style-name="P13"><text:span text:style-name="T4"/></text:p>
      <text:p text:style-name="P13"><text:span text:style-name="T4">Some of the most eye opening realizations that this guy has had lol.</text:span></text:p>
      <text:p text:style-name="P13"><text:span text:style-name="T4"/></text:p>
      <text:p text:style-name="P20">Layout mode<text:span text:style-name="T4"> is something that can affect elements on a webpage greatly.</text:span></text:p>
      <text:p text:style-name="P20"><text:span text:style-name="T4"/></text:p>
      <text:p text:style-name="P20"><text:span text:style-name="T4">If layout mode is set to Flow, then width is a </text:span><text:span text:style-name="T6">hard constraint.</text:span><text:span text:style-name="T4"> When you set the width to, say, 2000px, you will end up getting an item that is 2000 pixels wide, even if it ends up going through the side of the webpage.</text:span></text:p>
      <text:p text:style-name="P20"><text:span text:style-name="T4"/></text:p>
      <text:p text:style-name="P20"><text:span text:style-name="T4">In flexbox however, the width property is implemented differently. It’s more of a suggestion than a hard constraint.</text:span></text:p>
      <text:p text:style-name="P20"><text:span text:style-name="T4"/></text:p>
      <text:p text:style-name="P21"><text:span text:style-name="T4">Think of CSS as a collection of layout modes, as opposed to a collection of properties. </text:span></text:p>
      <text:p text:style-name="P21"><text:span text:style-name="T4">Each layout mode is an algorithm that can implement or redefine each CSS property, WE provide an algorithm with our CSS declarations, and the algorithm decides how to use them.</text:span></text:p>
      <text:p text:style-name="P21"><text:span text:style-name="T4"/></text:p>
      <text:p text:style-name="P21"><text:span text:style-name="T4">In other words, </text:span><text:span text:style-name="T3">the CSS we write is an input for these algorithms, </text:span><text:span text:style-name="T4">like arguments passed to a function. </text:span></text:p>
      <text:p text:style-name="P21"><text:span text:style-name="T4"/></text:p>
      <text:p text:style-name="P22"><text:span text:style-name="T4">BIG THING TO UNDERSTAND:</text:span></text:p>
      <text:p text:style-name="P22"><text:span text:style-name="T4"/></text:p>
      <text:p text:style-name="P22"><text:span text:style-name="T4">flex-basis affects the width of a container </text:span><text:span text:style-name="T3">along the primary axis.</text:span></text:p>
      <text:p text:style-name="P22"><text:soft-page-break/><text:span text:style-name="T4">So if you are in flex-direction: row; it affects it horizontally, where as flex-direction: column; will result in a vertical change.</text:span></text:p>
      <text:p text:style-name="P22"><text:span text:style-name="T4"/></text:p>
      <text:p text:style-name="P23"><text:span text:style-name="T4">THE MINIMUM SIZE GOTCHA:</text:span></text:p>
      <text:p text:style-name="P23"><text:span text:style-name="T4"/></text:p>
      <text:p text:style-name="P23"><text:span text:style-name="T4">This is where I will learn why content will overflow when a container is too small.</text:span></text:p>
      <text:p text:style-name="P23"><text:span text:style-name="T4"/></text:p>
      <text:p text:style-name="P23"><text:span text:style-name="T3">Here’s the deal: </text:span><text:span text:style-name="T4">In addition to the </text:span><text:span text:style-name="T6">hypothetical size, </text:span><text:span text:style-name="T4">there’s another important size that the Flexbox algorithm cares about: </text:span><text:span text:style-name="T6">the minimum size</text:span><text:span text:style-name="T4">.</text:span></text:p>
      <text:p text:style-name="P23"><text:span text:style-name="T4"/></text:p>
      <text:p text:style-name="P23"><text:span text:style-name="T4">Text inputs have a default minimum size of 170px-200px (it varies between browsers). </text:span></text:p>
      <text:p text:style-name="P23"><text:span text:style-name="T4"/></text:p>
      <text:p text:style-name="P23"><text:span text:style-name="T4">In other cases, the limiting factor might be the element’s content</text:span></text:p>
      <text:p text:style-name="P23"><text:span text:style-name="T4"/></text:p>
      <text:p text:style-name="P23"><text:span text:style-name="T4">For an element containing text, the minimum width is the length of the </text:span><text:span text:style-name="T6">longest unbreakable string of characters.</text:span></text:p>
      <text:p text:style-name="P23"><text:span text:style-name="T6"/></text:p>
      <text:p text:style-name="P15">Here is some good news though: <text:span text:style-name="T6">We can redefine the minimum size with the min-width property.</text:span></text:p>
      <text:p text:style-name="P15"><text:span text:style-name="T6"/></text:p>
      <text:p text:style-name="P15"><text:span text:style-name="T6">By setting min-width: 0px; directly on the flex chlid, we tell the flexbox algorithm to overwrite the “built-in” minimum width. Because we’ve set it to 0px, the element can shrink as much as necessa</text:span><text:span text:style-name="T7">r</text:span><text:span text:style-name="T6">y. :)</text:span></text:p>
      <text:p text:style-name="P15"><text:span text:style-name="T6"/></text:p>
      <text:p text:style-name="P16"><text:span text:style-name="T6">This same trick works in Flex columns with min-height property (although the problem doesn’t seem to come up as often).</text:span></text:p>
      <text:p text:style-name="P16"><text:span text:style-name="T6"/></text:p>
      <text:p text:style-name="P16"><text:span text:style-name="T6">GAPS:</text:span></text:p>
      <text:p text:style-name="P16"><text:span text:style-name="T6"/></text:p>
      <text:p text:style-name="P16"><text:span text:style-name="T6">One of the biggest flexbox quality of life improvements in recent years has been the gap property.</text:span></text:p>
      <text:p text:style-name="P16"><text:span text:style-name="T6"/></text:p>
      <text:p text:style-name="P16"><text:span text:style-name="T6">Gap allows us to create space </text:span><text:span text:style-name="T2">in-between</text:span><text:span text:style-name="T6"> each flex child. This is great for things like navigation headers.</text:span></text:p>
      <text:p text:style-name="P16"><text:span text:style-name="T6"/></text:p>
      <text:p text:style-name="P17"><text:span text:style-name="T6">Auto Margins:</text:span></text:p>
      <text:p text:style-name="P17"><text:span text:style-name="T6">The margin property is used to add space around a specific element. In some layout models, like Flow and Positioned, it can be used to center an element, with margin: auto.</text:span></text:p>
      <text:p text:style-name="P17"><text:span text:style-name="T6"/></text:p>
      <text:p text:style-name="P17"><text:span text:style-name="T6">Auto margins are much more interesting in flexbox.</text:span></text:p>
      <text:p text:style-name="P17"><text:span text:style-name="T6"/></text:p>
      <text:p text:style-name="P18"><text:span text:style-name="T6">WRAPPING:</text:span></text:p>
      <text:p text:style-name="P18"><text:span text:style-name="T6"/></text:p>
      <text:p text:style-name="P18"><text:span text:style-name="T6">The flex-wrap property allows us to change how elements react when there is not enough space for all of them.</text:span></text:p>
      <text:p text:style-name="P18"><text:span text:style-name="T6"/></text:p>
      <text:p text:style-name="P18"><text:span text:style-name="T6">Also when flex-wrap: wrap; is true, </text:span>items wont shrink below their hypothetical size. <text:span text:style-name="T6">At least, not when wrapping onto the next row or column is an option.</text:span></text:p>
      <text:p text:style-name="P18"><text:span text:style-name="T6"/></text:p>
      <text:p text:style-name="P19"><text:span text:style-name="T6">With flex-wrap: wrap;, we no longer have a single primary axis line that can skewer each item. Effectively, </text:span>each row acts as its own mini flex container. <text:span text:style-name="T6">Instead of 1 big skewer, each row gets its own skewer (or primary axis).</text:span></text:p>
      <text:p text:style-name="P19"><text:soft-page-break/><text:span text:style-name="T6"/></text:p>
      <text:p text:style-name="P19"><text:span text:style-name="T6"/></text:p>
      <text:p text:style-name="P18"><text:span text:style-name="T6"/></text:p>
      <text:p text:style-name="P18"><text:span text:style-name="T6"/></text:p>
      <text:p text:style-name="P16"><text:span text:style-name="T6"/></text:p>
      <text:p text:style-name="P16"><text:span text:style-name="T6"/></text:p>
      <text:p text:style-name="P16"><text:span text:style-name="T6"/></text:p>
      <text:p text:style-name="P16"><text:span text:style-name="T6"/></text:p>
      <text:p text:style-name="P15"><text:span text:style-name="T6"/></text:p>
      <text:p text:style-name="P15"><text:span text:style-name="T6"/></text:p>
      <text:p text:style-name="P23"><text:span text:style-name="T4"/></text:p>
      <text:p text:style-name="P23"><text:span text:style-name="T4"/></text:p>
      <text:p text:style-name="P22"><text:span text:style-name="T4"/></text:p>
      <text:p text:style-name="P22"><text:span text:style-name="T4"/></text:p>
      <text:p text:style-name="P22"><text:span text:style-name="T4"/></text:p>
      <text:p text:style-name="P22"><text:span text:style-name="T4"/></text:p>
      <text:p text:style-name="P11"><text:span text:style-name="T4"/></text:p>
      <text:p text:style-name="P11"><text:span text:style-name="T4"/></text:p>
      <text:p text:style-name="P10"><text:span text:style-name="T4"/></text:p>
      <text:p text:style-name="P9"><text:span text:style-name="T3"/></text:p>
      <text:p text:style-name="P9"><text:span text:style-name="T3"/></text:p>
      <text:p text:style-name="P9"><text:span text:style-name="T3"/></text:p>
      <text:p text:style-name="P9"><text:span text:style-name="T3"/></text:p>
      <text:p text:style-name="P8"/>
      <text:p text:style-name="P8"/>
      <text:p text:style-name="P8"/>
      <text:p text:style-name="P7"/>
      <text:p text:style-name="P6"/>
      <text:p text:style-name="P6"/>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08:45:25.600075767</meta:creation-date>
    <dc:date>2023-03-23T12:10:42.821217603</dc:date>
    <meta:editing-duration>PT31M1S</meta:editing-duration>
    <meta:editing-cycles>6</meta:editing-cycles>
    <meta:generator>LibreOffice/7.3.7.2$Linux_X86_64 LibreOffice_project/30$Build-2</meta:generator>
    <meta:document-statistic meta:table-count="0" meta:image-count="0" meta:object-count="0" meta:page-count="4" meta:paragraph-count="61" meta:word-count="1029" meta:character-count="6058" meta:non-whitespace-character-count="5084"/>
  </office:meta>
</office:document-meta>
</file>